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style>
    <style:style style:name="P3" style:family="paragraph" style:parent-style-name="OOoFooter" style:master-page-name="">
      <style:paragraph-properties style:page-number="auto" fo:background-color="transparent" fo:keep-with-next="auto">
        <style:background-image/>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extBody">
      <style:text-properties fo:font-style="normal" fo:font-weight="normal" style:font-style-asian="normal" style:font-weight-asian="normal" style:font-style-complex="normal" style:font-weight-complex="normal"/>
    </style:style>
    <style:style style:name="P7" style:family="paragraph" style:parent-style-name="OOoTextBody">
      <style:text-properties style:font-name="Arial1" fo:font-size="16pt" fo:font-weight="bold"/>
    </style:style>
    <style:style style:name="P8" style:family="paragraph" style:parent-style-name="OOoTextBody">
      <style:text-properties fo:font-weight="bold"/>
    </style:style>
    <style:style style:name="P9" style:family="paragraph" style:parent-style-name="OOoTextBody">
      <style:text-properties style:font-name="MS UI Gothic" fo:font-size="12pt" style:font-name-asian="MS UI Gothic" style:font-size-asian="12pt" style:font-size-complex="12pt"/>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style:font-name="MS UI Gothic" fo:language="en" fo:country="US" fo:background-color="transparent" style:font-name-asian="MS UI Gothic"/>
    </style:style>
    <style:style style:name="P12" style:family="paragraph" style:parent-style-name="OOoContents_20_1">
      <style:paragraph-properties>
        <style:tab-stops>
          <style:tab-stop style:position="16.999cm" style:type="right" style:leader-style="dotted" style:leader-text="."/>
        </style:tab-stops>
      </style:paragraph-properties>
    </style:style>
    <style:style style:name="P13" style:family="paragraph" style:parent-style-name="OOoContents_20_2">
      <style:paragraph-properties>
        <style:tab-stops>
          <style:tab-stop style:position="16.499cm" style:type="right" style:leader-style="dotted" style:leader-text="."/>
        </style:tab-stops>
      </style:paragraph-properties>
    </style:style>
    <style:style style:name="P14" style:family="paragraph" style:parent-style-name="OOoHeading_20_2">
      <style:text-properties style:font-name="MS UI Gothic" fo:font-size="14pt" fo:font-weight="bold" style:font-name-asian="MS UI Gothic" style:font-size-asian="14pt" style:language-asian="ja" style:country-asian="JP" style:font-weight-asian="bold" style:font-size-complex="14pt" style:font-weight-complex="bold"/>
    </style:style>
    <style:style style:name="P15" style:family="paragraph" style:parent-style-name="OOoTextBody" style:list-style-name="L1">
      <style:text-properties fo:font-style="normal" fo:font-weight="normal" style:font-style-asian="normal" style:font-weight-asian="normal" style:font-style-complex="normal" style:font-weight-complex="normal"/>
    </style:style>
    <style:style style:name="P16" style:family="paragraph" style:parent-style-name="OOoTextBody" style:list-style-name="L3">
      <style:text-properties fo:font-style="normal" fo:font-weight="normal" style:font-style-asian="normal" style:font-weight-asian="normal" style:font-style-complex="normal" style:font-weight-complex="normal"/>
    </style:style>
    <style:style style:name="P17" style:family="paragraph" style:parent-style-name="OOoTextBody" style:list-style-name="L2">
      <style:text-properties fo:font-style="normal" fo:font-weight="normal" style:font-name-asian="MS UI Gothic" style:language-asian="ja" style:country-asian="JP" style:font-style-asian="normal" style:font-weight-asian="normal" style:font-style-complex="normal" style:font-weight-complex="normal"/>
    </style:style>
    <style:style style:name="P18" style:family="paragraph" style:parent-style-name="OOoTextBody" style:list-style-name="L3">
      <style:text-properties fo:font-style="normal" fo:font-weight="normal" style:font-name-asian="MS UI Gothic" style:language-asian="ja" style:country-asian="JP" style:font-style-asian="normal" style:font-weight-asian="normal" style:font-style-complex="normal" style:font-weight-complex="normal"/>
    </style:style>
    <style:style style:name="P19" style:family="paragraph" style:parent-style-name="OOoTextBody" style:list-style-name="L3">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0" style:family="paragraph" style:parent-style-name="OOoTextBody" style:list-style-name="L4"/>
    <style:style style:name="P21" style:family="paragraph" style:parent-style-name="OOoTextBody">
      <style:text-properties fo:language="en" fo:country="US" fo:background-color="transparent" style:language-asian="ja" style:country-asian="JP"/>
    </style:style>
    <style:style style:name="P22" style:family="paragraph" style:parent-style-name="OOoHeading_20_1" style:master-page-name="Standard">
      <style:paragraph-properties style:page-number="auto"/>
      <style:text-properties style:font-name="MS UI Gothic" fo:font-size="15pt" fo:font-weight="bold" style:font-name-asian="MS UI Gothic" style:font-size-asian="15pt" style:font-size-complex="15pt"/>
    </style:style>
    <style:style style:name="P23" style:family="paragraph" style:parent-style-name="Standard">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1" style:family="text">
      <style:text-properties fo:background-color="transparent"/>
    </style:style>
    <style:style style:name="T2" style:family="text">
      <style:text-properties fo:color="#0000ff"/>
    </style:style>
    <style:style style:name="T3" style:family="text">
      <style:text-properties fo:font-size="10pt" style:font-size-asian="10pt" style:font-size-complex="10pt"/>
    </style:style>
    <style:style style:name="T4" style:family="text">
      <style:text-properties style:language-asian="ja" style:country-asian="JP"/>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language-asian="ja" style:country-asian="JP" style:font-style-asian="normal" style:font-weight-asian="normal" style:font-style-complex="normal" style:font-weight-complex="normal"/>
    </style:style>
    <style:style style:name="T7" style:family="text">
      <style:text-properties style:font-name="MS UI Gothic" fo:font-size="12pt" fo:language="ja" fo:country="JP" style:font-name-asian="MS UI Gothic" style:font-size-asian="12pt" style:font-size-complex="12pt"/>
    </style:style>
    <style:style style:name="T8" style:family="text">
      <style:text-properties style:font-name="MS UI Gothic" fo:font-size="12pt" fo:language="ja" fo:country="JP" style:font-name-asian="MS UI Gothic" style:font-size-asian="12pt" style:language-asian="ja" style:country-asian="JP" style:font-size-complex="12pt"/>
    </style:style>
    <style:style style:name="T9" style:family="text">
      <style:text-properties style:font-name="MS UI Gothic" fo:font-size="12pt" style:font-name-asian="MS UI Gothic" style:font-size-asian="12pt" style:language-asian="ja" style:country-asian="JP" style:font-size-complex="12pt"/>
    </style:style>
    <style:style style:name="T10" style:family="text">
      <style:text-properties style:font-name="MS UI Gothic" fo:font-size="12pt" style:font-name-asian="MS UI Gothic" style:font-size-asian="12pt" style:font-size-complex="12pt"/>
    </style:style>
    <style:style style:name="T11" style:family="text">
      <style:text-properties style:font-name="MS UI Gothic" style:font-name-asian="MS UI Gothic" style:language-asian="ja" style:country-asian="JP"/>
    </style:style>
    <style:style style:name="T12" style:family="text">
      <style:text-properties fo:language="ja" fo:country="JP"/>
    </style:style>
    <style:style style:name="T13" style:family="text">
      <style:text-properties fo:language="ja" fo:country="JP" style:language-asian="ja" style:country-asian="JP"/>
    </style:style>
    <style:style style:name="T14" style:family="text">
      <style:text-properties style:font-name-asian="MS UI Gothic"/>
    </style:style>
    <style:style style:name="T15" style:family="text">
      <style:text-properties style:font-name-asian="MS UI Gothic" style:language-asian="ja" style:country-asian="JP"/>
    </style:style>
    <style:style style:name="T16" style:family="text">
      <style:text-properties style:font-name-asian="MS UI Gothic"/>
    </style:style>
    <style:style style:name="T17" style:family="text">
      <style:text-properties style:font-name-asian="MS UI Gothic" style:language-asian="ja" style:country-asian="JP"/>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h text:style-name="P22" text:outline-level="1"><text:bookmark-start text:name="__RefHeading__151_1389380012"/>Eeschema<text:span text:style-name="T4">入門</text:span><text:bookmark-end text:name="__RefHeading__151_1389380012"/></text:h>
        <text:p text:style-name="P8"/>
        <text:p text:style-name="P8"/>
        <text:table-of-content text:style-name="Sect2"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12"><text:a xlink:type="simple" xlink:href="#__RefHeading__151_1389380012" text:style-name="Internet_20_link" text:visited-style-name="Internet_20_link">1 - Eeschema入門<text:tab/>1</text:a></text:p>
            <text:p text:style-name="P13"><text:a xlink:type="simple" xlink:href="#__RefHeading__27830_1255028942" text:style-name="Internet_20_link" text:visited-style-name="Internet_20_link">1.1 - 説明<text:tab/>1</text:a></text:p>
            <text:p text:style-name="P13"><text:a xlink:type="simple" xlink:href="#__RefHeading__27832_1255028942" text:style-name="Internet_20_link" text:visited-style-name="Internet_20_link">1.2 - 技術的概要<text:tab/>1</text:a></text:p>
          </text:index-body>
        </text:table-of-content>
        <text:p text:style-name="P7"/>
        <text:p text:style-name="OOoTextBody"><text:bookmark-start text:name="__RefHeading__27828_1255028942"/><text:bookmark-end text:name="__RefHeading__27828_1255028942"/></text:p>
      </text:section>
      <text:h text:style-name="P14" text:outline-level="2"><text:bookmark-start text:name="__RefHeading__27830_1255028942"/>説明<text:bookmark-end text:name="__RefHeading__27830_1255028942"/></text:h>
      <text:p text:style-name="OOoTextBody"><text:bookmark text:name="result_box"/><text:span text:style-name="T7">Eeschema</text:span><text:span text:style-name="T9">は、</text:span><text:span text:style-name="T7">kicad</text:span><text:span text:style-name="T9">の一部として配布されている強力な回路図エディターソフトウェアであり、次のオペレーティングシステムの下で利用可能です。</text:span><text:span text:style-name="T5">:</text:span></text:p>
      <text:list xml:id="list31162323" text:style-name="L1">
        <text:list-item>
          <text:p text:style-name="P15">Linux.</text:p>
        </text:list-item>
        <text:list-item>
          <text:p text:style-name="P15">Apple OS X (<text:span text:style-name="T15">実験版</text:span>).</text:p>
        </text:list-item>
        <text:list-item>
          <text:p text:style-name="P15">Windows <text:span text:style-name="T1">XP, Windows </text:span>2000, Windows 7.</text:p>
        </text:list-item>
      </text:list>
      <text:p text:style-name="P10"><text:bookmark text:name="result_box1"/><text:span text:style-name="T7">OS</text:span><text:span text:style-name="T9">に関係なく、すべての</text:span><text:span text:style-name="T7">Eeschema</text:span><text:span text:style-name="T9">ファイルは一方の</text:span><text:span text:style-name="T7">OS</text:span><text:span text:style-name="T9">から他方のものへ</text:span><text:span text:style-name="T7">100</text:span><text:span text:style-name="T9">％互換性があります。</text:span> </text:p>
      <text:p text:style-name="OOoTextBody"><text:bookmark text:name="result_box3"/><text:span text:style-name="T7">Eeschema</text:span><text:span text:style-name="T9">は、図面、コントロール、レイアウト、ライブラリー管理および、</text:span><text:span text:style-name="T8">PCB</text:span><text:span text:style-name="T9">設計ソフトウェアへのアクセスといったすべての機能が</text:span><text:span text:style-name="T8">Eeschema</text:span><text:span text:style-name="T9">内で実行される統合ソフトウェアです。</text:span><text:bookmark text:name="result_box2"/><text:span text:style-name="T9"><text:line-break/></text:span><text:span text:style-name="T7">Eeschema</text:span><text:span text:style-name="T9">は、マルチシートダイアグラムを使用し階層的な図面を使用することができます。</text:span> </text:p>
      <text:p text:style-name="P9"><text:span text:style-name="T5">Eeschema が</text:span><text:span text:style-name="T6">扱うのは</text:span><text:span text:style-name="T5">:</text:span></text:p>
      <text:list xml:id="list31176332" text:style-name="L2">
        <text:list-item>
          <text:p text:style-name="P17">フラットな階層</text:p>
        </text:list-item>
        <text:list-item>
          <text:p text:style-name="P17">単純な階層</text:p>
        </text:list-item>
        <text:list-item>
          <text:p text:style-name="P17">複雑な階層</text:p>
        </text:list-item>
      </text:list>
      <text:p text:style-name="OOoTextBody"><text:bookmark text:name="result_box12"/><text:span text:style-name="T7">Eeschema</text:span><text:span text:style-name="T9">は、</text:span><text:span text:style-name="T7">PCB</text:span><text:span text:style-name="T9">の電気的接続を記述するネットリストファイルを提供することができる、</text:span><text:span text:style-name="T8">PcbNewのような</text:span><text:span text:style-name="T9">プリント回路ソフトウェアとともに動作することを志向している。</text:span> </text:p>
      <text:p text:style-name="P6">Eeschema<text:span text:style-name="T11">は、またコンポーネントの作成、編集、可視化ができる、シンボルライブラリ(インポート、エクスポート、ライブラリコンポーネントの追加と削除)と同様なコンポーネントエディタを組み込んでいる。</text:span></text:p>
      <text:p text:style-name="P10"><text:bookmark text:name="result_box13"/><text:span text:style-name="T7">Eeschema</text:span><text:span text:style-name="T9">は、現代の回路図エディタソフトに必要不可欠な機能だけでなく、以下の追加機能を組み込んでいる。：</text:span></text:p>
      <text:p text:style-name="P23"/>
      <text:list xml:id="list31178840" text:style-name="L3">
        <text:list-item>
          <text:p text:style-name="P16"><text:span text:style-name="T15">自動制御での、未接続の入力コンポーネントと誤接続のデザインルールチェック</text:span> (DRC)</text:p>
        </text:list-item>
        <text:list-item>
          <text:p text:style-name="P19">POSTSCRIPT <text:span text:style-name="T4">あるいは</text:span> HPGL <text:span text:style-name="T4">フォーマットでのレイアウトファイルの生成</text:span></text:p>
        </text:list-item>
        <text:list-item>
          <text:p text:style-name="P18">ローカルプリンタによるプリント可能なレイアウトファイルの生成</text:p>
        </text:list-item>
        <text:list-item>
          <text:p text:style-name="P18">部品表生成</text:p>
        </text:list-item>
        <text:list-item>
          <text:p text:style-name="P16"><text:span text:style-name="T10">PCB</text:span><text:span text:style-name="T9">レイアウト、シミュレーション用のネットリストの生成</text:span></text:p>
        </text:list-item>
      </text:list>
      <text:h text:style-name="P14" text:outline-level="2"><text:bookmark-start text:name="__RefHeading__27832_1255028942"/>技術的概要<text:bookmark-end text:name="__RefHeading__27832_1255028942"/></text:h>
      <text:p text:style-name="Standard"><text:bookmark text:name="result_box9"/><text:span text:style-name="T7">Eeschema</text:span><text:span text:style-name="T9">は、利用可能なメモリによってのみ制限をうける。</text:span> <text:span text:style-name="T15">には、コンポーネント端子、接続、シートの数といった部品数の実際の制限は、このようにありません。</text:span><text:bookmark text:name="result_box10"/><text:span text:style-name="T15"> </text:span><text:span text:style-name="T7">Eeschema</text:span><text:span text:style-name="T9">は、単純、あるいはマルチシートダイアグラムの使用が可能です。</text:span></text:p>
      <text:p text:style-name="Standard"><text:bookmark text:name="result_box8"/><text:span text:style-name="T15">マルチシートの図の場合、その表現は階層的であり、各シートへのアクセスは即座です。</text:span> </text:p>
      <text:p text:style-name="Standard"/>
      <text:p text:style-name="OOoTextBody"><text:span text:style-name="T10">Eeschema は、次のタイプの</text:span><text:span text:style-name="T9">マルチシートダイアグラムを使うことができる</text:span>:</text:p>
      <text:list xml:id="list31173896" text:style-name="L4">
        <text:list-item>
          <text:p text:style-name="P20"><text:soft-page-break/><text:span text:style-name="T15">単純な階層</text:span> (<text:bookmark text:name="result_box5"/><text:span text:style-name="T15">各図が一度だけ使われる</text:span>)</text:p>
        </text:list-item>
        <text:list-item>
          <text:p text:style-name="P20"><text:span text:style-name="T15">複雑な階層</text:span><text:span text:style-name="T14"> </text:span>(<text:bookmark text:name="result_box6"/><text:span text:style-name="T15">いくつかの図は、一度以上、複数回使われる</text:span>).</text:p>
        </text:list-item>
        <text:list-item>
          <text:p text:style-name="P20"><text:span text:style-name="T15">フラットな階層</text:span> (<text:bookmark text:name="result_box7"/><text:span text:style-name="T14">マスター図面の</text:span><text:span text:style-name="T15">中、いくつかの図面は</text:span><text:span text:style-name="T11">明示的に接続されていない</text:span>).</text:p>
        </text:list-item>
      </text:list>
      <text:p text:style-name="P11"><text:bookmark text:name="result_box4"/><text:span text:style-name="T4">図面の最大サイズは常に</text:span><text:span text:style-name="T12">A4</text:span><text:span text:style-name="T4">サイズから</text:span><text:span text:style-name="T12">A0</text:span><text:span text:style-name="T13">、あるいはAサイズ(ANSI)から</text:span><text:span text:style-name="T12">E</text:span><text:span text:style-name="T13">サイズ</text:span><text:span text:style-name="T4">に調整することができます。</text:span>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style:text-properties fo:font-weight="bold"/>
    </style:style>
    <style:style style:name="MP2" style:family="paragraph" style:parent-style-name="Text_20_body">
      <style:paragraph-properties fo:margin-top="0cm" fo:margin-bottom="0cm"/>
    </style:style>
    <style:style style:name="MP3" style:family="paragraph" style:parent-style-name="OOoFooter" style:master-page-name="">
      <style:paragraph-properties style:page-number="auto" fo:background-color="transparent" fo:keep-with-next="auto">
        <style:background-image/>
      </style:paragraph-properties>
    </style:style>
    <style:style style:name="MP4" style:family="paragraph" style:parent-style-name="OOoFooter">
      <style:paragraph-properties fo:text-align="end" style:justify-single-word="false"/>
    </style:style>
    <style:style style:name="MP5"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background-color="transparent"/>
    </style:style>
    <style:style style:name="MT2" style:family="text">
      <style:text-properties fo:color="#0000ff"/>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header>
        <text:p text:style-name="MP1"><text:span text:style-name="MT1">Eeschema</text:span>: Presentation</text:p>
        <text:p text:style-name="Text_20_body"/>
      </style:header>
      <style:footer>
        <text:p text:style-name="MP2"><text:span text:style-name="MT2">Presentation Page 1 -</text:span> <text:page-number text:select-page="current"/></text:p>
      </style:footer>
    </style:master-page>
    <style:master-page style:name="Endnote" style:page-layout-name="Mpm3"/>
    <style:master-page style:name="OOoPageStyle" style:page-layout-name="Mpm4">
      <style:footer>
        <text:p text:style-name="MP3"><text:chapter text:display="name" text:outline-level="1"/><text:tab/><text:page-number text:select-page="current"/></text:p>
      </style:footer>
      <style:footer-left>
        <text:p text:style-name="OOoFooter"><text:page-number text:select-page="current"/><text:tab/><text:title>Eeschema, chap1: Presentation</text:title></text:p>
      </style:footer-left>
    </style:master-page>
    <style:master-page style:name="OOoFirstPage" style:page-layout-name="Mpm5" style:next-style-name="OOoCopyright"/>
    <style:master-page style:name="OOoCopyright" style:page-layout-name="Mpm6" style:next-style-name="OOoFrontMatter">
      <style:footer>
        <text:p text:style-name="MP4"><text:span text:style-name="MT3">Documentation for LibreOffice is available at </text:span><text:a xlink:type="simple" xlink:href="http://www.libreoffice.org/"><text:span text:style-name="Internet_20_link"><text:span text:style-name="MT3">www.libreoffice.org</text:span></text:span></text:a></text:p>
      </style:footer>
    </style:master-page>
    <style:master-page style:name="OOoFrontMatter" style:page-layout-name="Mpm7">
      <style:footer>
        <text:p text:style-name="OOoFooter"><text:title>Eeschema, chap1: Presentation</text:title><text:tab/><text:page-number text:select-page="current"/></text:p>
      </style:footer>
      <style:footer-left>
        <text:p text:style-name="OOoFooter"><text:page-number text:select-page="current"/><text:tab/><text:title>Eeschema, chap1: Presentation</text:title></text:p>
      </style:footer-left>
    </style:master-page>
    <style:master-page style:name="OOoOneColumn" style:page-layout-name="Mpm8">
      <style:footer>
        <text:p text:style-name="MP5"><text:title>Eeschema, chap1: Present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Eeschema, chap1: Presentation</dc:title>
    <meta:creation-date>2012-06-20T19:32:46.84</meta:creation-date>
    <dc:language>fr-FR</dc:language>
    <meta:editing-cycles>5</meta:editing-cycles>
    <meta:editing-duration>PT32M9S</meta:editing-duration>
    <dc:date>2012-06-23T11:04:55.64</dc:date>
    <meta:document-statistic meta:table-count="0" meta:image-count="0" meta:object-count="0" meta:page-count="2" meta:paragraph-count="40" meta:word-count="488" meta:character-count="1395" meta:non-whitespace-character-count="1351"/>
    <meta:user-defined meta:name="Info 1"/>
    <meta:user-defined meta:name="Info 2"/>
    <meta:user-defined meta:name="Info 3"/>
    <meta:user-defined meta:name="Info 4"/>
  </office:meta>
</office:document-meta>
</file>